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1.1.0 -->
  <office:font-face-decls>
    <style:font-face style:name="Times New Roman" svg:font-family="Times New Roman" style:font-pitch="variable" style:font-family-generic="roman"/>
    <style:font-face style:name="Courier" svg:font-family="Courier" style:font-family-generic="swiss"/>
  </office:font-face-decls>
  <office:automatic-styles>
    <style:style style:name="P1" style:family="paragraph" style:parent-style-name="Normal" style:master-page-name="Standard">
      <style:paragraph-properties fo:margin-left="0cm" fo:margin-right="0cm"/>
    </style:style>
    <style:style style:name="T1_1" style:family="text"/>
    <style:style style:name="T1_2" style:family="text">
      <style:text-properties style:font-name="Courier" fo:font-size="12pt" style:font-size-asian="12pt" fo:font-weight="bold" style:font-weight-asian="bold"/>
    </style:style>
    <style:style style:name="P2" style:family="paragraph" style:parent-style-name="Normal"/>
    <style:style style:name="T2_1" style:family="text">
      <style:text-properties style:font-name="Courier" fo:font-size="12pt" style:font-size-asian="12pt" fo:font-weight="bold" style:font-weight-asian="bold"/>
    </style:style>
    <style:style style:name="P3" style:family="paragraph" style:parent-style-name="Normal">
      <style:text-properties style:font-name="Courier" fo:font-size="12pt" style:font-size-asian="12pt" fo:font-weight="bold" style:font-weight-asian="bold"/>
    </style:style>
    <style:style style:name="P4" style:family="paragraph" style:parent-style-name="Normal"/>
    <style:style style:name="T4_1" style:family="text">
      <style:text-properties style:font-name="Courier" fo:font-size="12pt" style:font-size-asian="12pt" fo:font-weight="bold" style:font-weight-asian="bold"/>
    </style:style>
    <style:style style:name="P5" style:family="paragraph" style:parent-style-name="Normal">
      <style:text-properties style:font-name="Courier" fo:font-size="12pt" style:font-size-asian="12pt"/>
    </style:style>
    <style:style style:name="P6" style:family="paragraph" style:parent-style-name="Normal"/>
    <style:style style:name="T6_1" style:family="text">
      <style:text-properties style:font-name="Courier" fo:font-size="12pt" style:font-size-asian="12pt"/>
    </style:style>
    <style:style style:name="T6_2" style:family="text">
      <style:text-properties style:font-name="Courier" fo:font-size="12pt" style:font-size-asian="12pt" style:text-underline-style="solid" style:text-underline-color="font-color"/>
    </style:style>
    <style:style style:name="T6_3" style:family="text">
      <style:text-properties style:font-name="Courier" fo:font-size="12pt" style:font-size-asian="12pt"/>
    </style:style>
    <style:style style:name="P7" style:family="paragraph" style:parent-style-name="Normal"/>
    <style:style style:name="T7_1" style:family="text">
      <style:text-properties style:font-name="Courier" fo:font-size="12pt" style:font-size-asian="12pt"/>
    </style:style>
    <style:style style:name="P8" style:family="paragraph" style:parent-style-name="Normal">
      <style:text-properties style:font-name="Courier" fo:font-size="12pt" style:font-size-asian="12pt"/>
    </style:style>
    <style:style style:name="P9" style:family="paragraph" style:parent-style-name="Normal"/>
    <style:style style:name="T9_1" style:family="text">
      <style:text-properties style:font-name="Courier" fo:font-size="12pt" style:font-size-asian="12pt"/>
    </style:style>
    <style:style style:name="P10" style:family="paragraph" style:parent-style-name="Normal"/>
    <style:style style:name="T10_1" style:family="text">
      <style:text-properties style:font-name="Courier" fo:font-size="12pt" style:font-size-asian="12pt"/>
    </style:style>
    <style:style style:name="P11" style:family="paragraph" style:parent-style-name="Normal">
      <style:text-properties style:font-name="Courier" fo:font-size="12pt" style:font-size-asian="12pt"/>
    </style:style>
    <style:style style:name="P12" style:family="paragraph" style:parent-style-name="Normal"/>
    <style:style style:name="T12_1" style:family="text">
      <style:text-properties style:font-name="Courier" fo:font-size="12pt" style:font-size-asian="12pt"/>
    </style:style>
    <style:style style:name="T12_2" style:family="text">
      <style:text-properties style:font-name="Courier" fo:font-size="12pt" style:font-size-asian="12pt" style:text-underline-style="solid" style:text-underline-color="font-color"/>
    </style:style>
    <style:style style:name="T12_3" style:family="text">
      <style:text-properties style:font-name="Courier" fo:font-size="12pt" style:font-size-asian="12pt"/>
    </style:style>
    <style:style style:name="P13" style:family="paragraph" style:parent-style-name="Normal">
      <style:text-properties style:font-name="Courier" fo:font-size="12pt" style:font-size-asian="12pt"/>
    </style:style>
    <style:style style:name="P14" style:family="paragraph" style:parent-style-name="Normal"/>
    <style:style style:name="T14_1" style:family="text">
      <style:text-properties style:font-name="Courier" fo:font-size="12pt" style:font-size-asian="12pt"/>
    </style:style>
    <style:style style:name="P15" style:family="paragraph" style:parent-style-name="Normal">
      <style:text-properties style:font-name="Courier" fo:font-size="12pt" style:font-size-asian="12pt"/>
    </style:style>
    <style:style style:name="P16" style:family="paragraph" style:parent-style-name="Normal">
      <style:text-properties style:font-name="Courier" fo:font-size="12pt" style:font-size-asian="12pt"/>
    </style:style>
    <style:style style:name="P17" style:family="paragraph" style:parent-style-name="Normal"/>
    <style:style style:name="T17_1" style:family="text">
      <style:text-properties style:font-name="Courier" fo:font-size="12pt" style:font-size-asian="12pt"/>
    </style:style>
    <style:style style:name="P18" style:family="paragraph" style:parent-style-name="Normal">
      <style:text-properties style:font-name="Courier" fo:font-size="12pt" style:font-size-asian="12pt"/>
    </style:style>
    <style:style style:name="P19" style:family="paragraph" style:parent-style-name="Normal"/>
    <style:style style:name="T19_1" style:family="text">
      <style:text-properties style:font-name="Courier" fo:font-size="12pt" style:font-size-asian="12pt"/>
    </style:style>
    <style:style style:name="P20" style:family="paragraph" style:parent-style-name="Normal">
      <style:text-properties style:font-name="Courier" fo:font-size="12pt" style:font-size-asian="12pt"/>
    </style:style>
    <style:style style:name="P21" style:family="paragraph" style:parent-style-name="Normal"/>
    <style:style style:name="T21_1" style:family="text">
      <style:text-properties style:font-name="Courier" fo:font-size="12pt" style:font-size-asian="12pt"/>
    </style:style>
    <style:style style:name="P22" style:family="paragraph" style:parent-style-name="Normal">
      <style:text-properties style:font-name="Courier" fo:font-size="12pt" style:font-size-asian="12pt"/>
    </style:style>
    <style:style style:name="P23" style:family="paragraph" style:parent-style-name="Normal"/>
    <style:style style:name="T23_1" style:family="text">
      <style:text-properties style:font-name="Courier" fo:font-size="12pt" style:font-size-asian="12pt"/>
    </style:style>
    <style:style style:name="P24" style:family="paragraph" style:parent-style-name="Normal">
      <style:text-properties style:font-name="Courier" fo:font-size="12pt" style:font-size-asian="12pt"/>
    </style:style>
    <style:style style:name="P25" style:family="paragraph" style:parent-style-name="Normal"/>
    <style:style style:name="T25_1" style:family="text">
      <style:text-properties style:font-name="Courier" fo:font-size="12pt" style:font-size-asian="12pt"/>
    </style:style>
  </office:automatic-styles>
  <office:body>
    <office:text>
      <text:p text:style-name="P1"><text:bookmark-start text:name="QuickMark 1"/><text:bookmark-end text:name="QuickMark 1"/><text:span text:style-name="T1_1"><text:sequence text:name="CHAPTER" text:formula="ooow:CHAPTER+1"/></text:span><text:span text:style-name="T1_2">WHEN<text:s/>GOD<text:s/>BREAKS<text:s/>THROUGH<text:s text:c="5"/>Baptism<text:s/>of<text:s/>Jesus<text:s/>B<text:s text:c="5"/>(1/12/97)<text:s text:c="4"/>Mark<text:s/>1:1-11</text:span></text:p>
      <text:p text:style-name="P2"><text:span text:style-name="T2_1"><text:s text:c="3"/>Dear<text:s/>friends<text:s/>in<text:s/>Christ,<text:s/>grace<text:s/>&amp;<text:s/>peace...</text:span></text:p>
      <text:p text:style-name="P3"/>
      <text:p text:style-name="P4"><text:span text:style-name="T4_1"><text:s text:c="2"/>It's<text:s/>Epiphany<text:s/>again,<text:s/>and<text:s/>the<text:s/>trees<text:s/>and<text:s/>decorations<text:s/>are<text:s/>packed<text:s/>away<text:s/>for<text:s/>another<text:s/>year,<text:s/>the<text:s/>credit<text:s/>card<text:s/>statements<text:s/>are<text:s/>arriving<text:s/>and<text:s/>we<text:s/>are<text:s/>trying<text:s/>to<text:s/>recover<text:s/>from<text:s/>another<text:s/>Christmas.<text:s text:c="2"/>It's<text:s/>hard<text:s/>for<text:s/>us<text:s/>to<text:s/>believe<text:s/>that<text:s/>in<text:s/>other<text:s/>parts<text:s/>of<text:s/>the<text:s/>Christian<text:s/>Church<text:s/>the<text:s/>great<text:s/>celebration<text:s/>is<text:s/>just<text:s/>beginning;<text:s/>the<text:s/>Epiphany<text:s/>parades<text:s/>with<text:s/>their<text:s/>Mardi<text:s/>Gras<text:s/>atmosphere<text:s/>&amp;<text:s/>pageants<text:s/>of<text:s/>wise<text:s/>men.<text:s/></text:span></text:p>
      <text:p text:style-name="P5"/>
      <text:p text:style-name="P6"><text:span text:style-name="T6_1"><text:s text:c="2"/>In<text:s/>some<text:s/>ways,<text:s/>we<text:s/>seem<text:s/>to<text:s/>get<text:s/>this<text:s/>Christmas/Epiphany<text:s/>thing<text:s/>backwards.<text:s text:c="2"/>When<text:s/>the<text:s/>festival<text:s/>of<text:s/>lights<text:s/>arrives,<text:s/>we<text:s/>are<text:s/>too<text:s/>pooped<text:s/>and<text:s/>broke<text:s/>to<text:s/>celebrate<text:s/>anymore,<text:s/>and<text:s/>we<text:s/>let<text:s/>it<text:s/>slip<text:s/>by<text:s/>in<text:s/>silence<text:s/>and<text:s/>darkness.<text:s text:c="2"/>It<text:s/>is<text:s/>our<text:s/>loss.<text:s text:c="2"/>At<text:s/>Christmas<text:s/>we<text:s/>sing,<text:s/>"Christ<text:s/>was<text:s/>born<text:s/>for<text:s/></text:span><text:span text:style-name="T6_2">this</text:span><text:span text:style-name="T6_3">",<text:s/>but<text:s/>then<text:s/>we<text:s/>don't<text:s/>quite<text:s/>get<text:s/>around<text:s/>to<text:s/>saying<text:s/>what<text:s/>the<text:s/>'this'<text:s/>is.<text:s text:c="2"/>Epiphany<text:s/>tells<text:s/>us<text:s/>loud<text:s/>and<text:s/>clear<text:s/>what<text:s/>Christ<text:s/>was<text:s/>born<text:s/>for.<text:s text:c="2"/>The<text:s/>personalities<text:s/>of<text:s/>Epiphany<text:s/>proclaim<text:s/>that<text:s/>pretty<text:s/>clearly.<text:s text:c="2"/>And<text:s/>one<text:s/>thing<text:s/>is<text:s/>sure<text:s/>about<text:s/>these<text:s/>characters<text:s/>.<text:s/>.<text:s/>.<text:s/>they<text:s/>are<text:s/>not<text:s/>from<text:s/>town,<text:s/>these<text:s/>people<text:s/>who<text:s/>reveal<text:s/>why<text:s/>Christ<text:s/>is<text:s/>born.<text:s text:c="2"/>First<text:s/>at<text:s/>the<text:s/>manger<text:s/>were<text:s/>shepherds<text:s/>with<text:s/>their<text:s/>strange<text:s/>message<text:s/>from<text:s/>the<text:s/>angels...you<text:s/>probably<text:s/>wouldn't<text:s/>want<text:s/>one<text:s/>of<text:s/>them<text:s/>sitting<text:s/>next<text:s/>to<text:s/>you<text:s/>in<text:s/>church<text:s/>(a<text:s/>bit<text:s/>rough<text:s/>on<text:s/>the<text:s/>edges).<text:s text:c="2"/>Then<text:s/>later<text:s/>come<text:s/>the<text:s/>three<text:s/>wise<text:s/>men<text:s/>from<text:s/>afar<text:s/>(maybe<text:s/>Babylon<text:s/>or<text:s/>Persia).<text:s text:c="2"/>These<text:s/>guys<text:s/>are<text:s/>obviously<text:s/>not<text:s/>locals..</text:span></text:p>
      <text:p text:style-name="P7"><text:span text:style-name="T7_1">..<text:s/>wizards,<text:s/>astrologers,<text:s/>professor<text:s/>types...they<text:s/>announce<text:s/>their<text:s/>search<text:s/>for<text:s/>a<text:s/>newborn<text:s/>king,<text:s/>and<text:s/>how<text:s/>they<text:s/>have<text:s/>followed<text:s/>a<text:s/>star<text:s/>to<text:s/>find<text:s/>him.</text:span></text:p>
      <text:p text:style-name="P8"/>
      <text:p text:style-name="P9"><text:span text:style-name="T9_1"><text:s text:c="3"/>Then<text:s/>Epiphany<text:s/>'fast-forwards'<text:s/>to<text:s/>the<text:s/>baptism<text:s/>of<text:s/>Jesus.<text:s text:c="2"/>Here<text:s/>we<text:s/>are<text:s/>introduced<text:s/>to<text:s/>another<text:s/>strange<text:s/>Epiphany<text:s/>character...John<text:s/>the<text:s/>Baptist.<text:s text:c="2"/>This<text:s/>fellow<text:s/>is<text:s/>not<text:s/>from<text:s/>the<text:s/>neighborhood<text:s/>either.<text:s text:c="2"/>Why<text:s/>else<text:s/>would<text:s/>Mark<text:s/>describe<text:s/>his<text:s/>strange<text:s/>clothing<text:s/>and<text:s/>diet?<text:s text:c="2"/>This<text:s/>is<text:s/>a<text:s/>hermit,<text:s/>a<text:s/>holy<text:s/>man,<text:s/>an<text:s/>eccentric.</text:span></text:p>
      <text:p text:style-name="P10"><text:span text:style-name="T10_1">And<text:s/>he<text:s/>knows<text:s/>how<text:s/>to<text:s/>draw<text:s/>a<text:s/>crowd..just<text:s/>like<text:s/>the<text:s/>old<text:s/>tent<text:s/>revival<text:s/>preachers.<text:s/>His<text:s/>message<text:s/>is<text:s/>similar:<text:s/>"Repent<text:s/>and<text:s/>be<text:s/>baptized<text:s/>for<text:s/>the<text:s/>forgiveness<text:s/>of<text:s/>sins."</text:span></text:p>
      <text:p text:style-name="P11"/>
      <text:p text:style-name="P12"><text:span text:style-name="T12_1"><text:s text:c="4"/>God<text:s/>uses<text:s/>these<text:s/>strange<text:s/>characters<text:s/>from<text:s/>near<text:s/>and<text:s/>far<text:s/></text:span><text:span text:style-name="T12_2">to<text:s/>break<text:s/>through</text:span><text:span text:style-name="T12_3"><text:s/>into<text:s/>our<text:s/>world<text:s/>with<text:s/>the<text:s/>good<text:s/>news<text:s/>of<text:s/>a<text:s/>savior.<text:s text:c="2"/>The<text:s/>angels<text:s/>break<text:s/>through<text:s/>the<text:s/>dark<text:s/>silence<text:s/>of<text:s/>night<text:s/>to<text:s/>announce<text:s/>good<text:s/>news<text:s/>to<text:s/>the<text:s/>shepherds,<text:s/>the<text:s/>3<text:s/>wise<text:s/>men<text:s/>come<text:s/>from<text:s/>afar<text:s/>and<text:s/>announce<text:s/>to<text:s/>Herod<text:s/>that<text:s/>a<text:s/>new<text:s/>king<text:s/>is<text:s/>born.<text:s/>Now<text:s/>this<text:s/>cousin<text:s/>of<text:s/>Jesus,<text:s/>John<text:s/>the<text:s/>prophet,<text:s/>announces<text:s/>that<text:s/>this<text:s/>Jesus<text:s/>who<text:s/>comes<text:s/>after<text:s/>him<text:s/>is<text:s/>far<text:s/>greater<text:s/>than<text:s/>he<text:s/>ever<text:s/>could<text:s/>be....<text:s text:c="2"/>And<text:s/>when<text:s/>he<text:s/>reluctantly<text:s/>grants<text:s/>Jesus'<text:s/>request<text:s/>to<text:s/>be<text:s/>baptized,<text:s/>the<text:s/>very<text:s/>voice<text:s/>of<text:s/>God<text:s/>breaks<text:s/>through<text:s/>from<text:s/>heaven,<text:s/>saying:<text:s/>"You<text:s/>are<text:s/>my<text:s/>Son,<text:s/>the<text:s/>Beloved;<text:s/>with<text:s/>you<text:s/>I<text:s/>am<text:s/>well<text:s/>pleased."</text:span></text:p>
      <text:p text:style-name="P13"/>
      <text:p text:style-name="P14"><text:span text:style-name="T14_1"><text:s text:c="4"/>God<text:s/>breaks<text:s/>through,<text:s/>and<text:s/>God<text:s/>uses<text:s/>strangers<text:s/>and<text:s/>visitors<text:s/>to<text:s/>do<text:s/>the<text:s/>breaking.<text:s text:c="2"/>We<text:s/>need<text:s/>to<text:s/>think<text:s/>on<text:s/>that<text:s/>a<text:s/>bit<text:s/>today<text:s/>and<text:s/>let<text:s/>it<text:s/>sink<text:s/>in.<text:s text:c="2"/>How<text:s/>do<text:s/>we<text:s/>feel<text:s/>about<text:s/>strangers<text:s/>and<text:s/>visitors?<text:s text:c="2"/>Do<text:s/>we<text:s/>feel<text:s/>they<text:s/>have<text:s/>anything<text:s/>to<text:s/>tell<text:s/>us?<text:s text:c="2"/>Perhaps<text:s/>they<text:s/>have<text:s/>a<text:s/>word<text:s/>for<text:s/>us<text:s/>from<text:s/>God?<text:s text:c="2"/>If<text:s/>they<text:s/>do,<text:s/>are<text:s/>we<text:s/>willing<text:s/>to<text:s/>listen?<text:s text:c="2"/>We<text:s/>know<text:s/>that<text:s/>Christian<text:s/>fellowship<text:s/>is<text:s/>wonderful...<text:s/>scripture<text:s/>tells<text:s/>us<text:s/>so.<text:s text:c="2"/>But<text:s/>we<text:s/>need<text:s/>to<text:s/>be<text:s/>careful<text:s/>not<text:s/>to<text:s/>let<text:s/>our<text:s/>fellowship<text:s/>shut<text:s/>out<text:s/>the<text:s/>visitor,<text:s/>the<text:s/>stranger,<text:s/>the<text:s/>person<text:s/>who<text:s/>is<text:s/>different.<text:s text:c="2"/>When<text:s/>you<text:s/>come<text:s/>to<text:s/>worship<text:s/>on<text:s/>a<text:s/>Sunday<text:s/>morning...what<text:s/>place<text:s/>in<text:s/>the<text:s/>pew<text:s/>do<text:s/>you<text:s/>choose?<text:s text:c="2"/>Do<text:s/>you<text:s/>sit<text:s/>next<text:s/>to<text:s/>someone<text:s/>you<text:s/>know<text:s/>well<text:s/>and<text:s/>are<text:s/>comfortable<text:s/>with,<text:s/>or<text:s/>do<text:s/>you<text:s/>go<text:s/>and<text:s/>sit<text:s/>next<text:s/>to<text:s/>someone<text:s/>you<text:s/>don't<text:s/>know,<text:s/>so<text:s/>you<text:s/>have<text:s/>a<text:s/>chance<text:s/>to<text:s/>greet<text:s/>and<text:s/>welcome<text:s/>them?<text:s text:c="2"/>Most<text:s/>of<text:s/>us<text:s/>prefer<text:s/>the<text:s/>comfortable<text:s/>pew<text:s/>next<text:s/>to<text:s/>someone<text:s/>we<text:s/>know,<text:s/>and<text:s/>we<text:s/>(and<text:s/>the<text:s/>church)<text:s/>are<text:s/>poorer<text:s/>for<text:s/>it.<text:s text:c="2"/>We<text:s/>need<text:s/>to<text:s/>welcome<text:s/>the<text:s/>stranger<text:s/>as<text:s/>someone<text:s/>whom<text:s/>God<text:s/>has<text:s/>sent.</text:span></text:p>
      <text:p text:style-name="P15"/>
      <text:p text:style-name="P16"/>
      <text:p text:style-name="P17"><text:span text:style-name="T17_1"><text:s text:c="5"/>That<text:s/>is<text:s/>an<text:s/>old<text:s/>Jewish<text:s/>tradition<text:s/>which<text:s/>goes<text:s/>way<text:s/>back<text:s/>to<text:s/>Abraham<text:s/>and<text:s/>Sarah.<text:s text:c="2"/>Abraham<text:s/>knew<text:s/>what<text:s/>it<text:s/>was<text:s/>to<text:s/>live<text:s/>his<text:s/>life<text:s/>as<text:s/>a<text:s/>stranger<text:s/>and<text:s/>sojourner<text:s/>in<text:s/>another<text:s/>land.<text:s text:c="2"/>The<text:s/>Torah<text:s/>commanded<text:s/>Jews<text:s/>to<text:s/>always<text:s/>welcome<text:s/>the<text:s/>stranger<text:s/>in<text:s/>memory<text:s/>of<text:s/>Abraham<text:s/>and<text:s/>because<text:s/>of<text:s/>the<text:s/>blessing<text:s/>that<text:s/>the<text:s/>guest<text:s/>can<text:s/>be...a<text:s/>blessing<text:s/>from<text:s/>God.<text:s text:c="2"/>Every<text:s/>time<text:s/>I<text:s/>have<text:s/>visited<text:s/>a<text:s/>Jewish<text:s/>home<text:s/>or<text:s/>synagogue<text:s/>I<text:s/>have<text:s/>felt<text:s/>that<text:s/>wonderful<text:s/>welcome.<text:s text:c="2"/>This<text:s/>is<text:s/>one<text:s/>of<text:s/>the<text:s/>Old<text:s/>Testament<text:s/>commands<text:s/>that<text:s/>we<text:s/>should<text:s/>observe<text:s/>today:<text:s/>"Welcome<text:s/>the<text:s/>stranger".<text:s text:c="2"/>This<text:s/>past<text:s/>week<text:s/>I<text:s/>received<text:s/>a<text:s/>call<text:s/>from<text:s/>a<text:s/>friend<text:s/>whose<text:s/>husband<text:s/>died<text:s/>three<text:s/>years<text:s/>ago.<text:s text:c="2"/>She<text:s/>has<text:s/>moved<text:s/>to<text:s/>another<text:s/>city.<text:s text:c="2"/>As<text:s/>I<text:s/>asked<text:s/>how<text:s/>she<text:s/>liked<text:s/>it,<text:s/>I<text:s/>managed<text:s/>to<text:s/>ask<text:s/>if<text:s/>she<text:s/>found<text:s/>a<text:s/>church.<text:s text:c="2"/>She<text:s/>answered<text:s/>that<text:s/>she<text:s/>visited<text:s/>the<text:s/>Lutheran<text:s/>Churches<text:s/>first,<text:s/>and<text:s/>no<text:s/>one<text:s/>seemed<text:s/>to<text:s/>be<text:s/>glad<text:s/>she<text:s/>was<text:s/>there.<text:s text:c="2"/>When<text:s/>she<text:s/>visited<text:s/>the<text:s/>Methodist<text:s/>church,<text:s/>their<text:s/>warm<text:s/>welcome<text:s/>convinced<text:s/>her<text:s/>that<text:s/>she<text:s/>had<text:s/>found<text:s/>a<text:s/>new<text:s/>church<text:s/>home,<text:s/>and<text:s/>so<text:s/>she<text:s/>joined<text:s/>that<text:s/>church.<text:s text:c="2"/>It<text:s/>may<text:s/>be<text:s/>easy<text:s/>for<text:s/>us<text:s/>to<text:s/>feel<text:s/>that<text:s/>we<text:s/>have<text:s/>a<text:s/>friendly<text:s/>church,<text:s/>but<text:s/>that<text:s/>might<text:s/>be<text:s/>because<text:s/>we<text:s/>have<text:s/>searched<text:s/>out<text:s/>familiar<text:s/>faces<text:s/>there<text:s/>who<text:s/>make<text:s/>us<text:s/>comfortable.<text:s text:c="2"/>Perhaps,<text:s/>in<text:s/>order<text:s/>for<text:s/>God<text:s/>to<text:s/>break<text:s/>through,<text:s/>we<text:s/>need<text:s/>to<text:s/>seek<text:s/>out<text:s/>the<text:s/>stranger<text:s/>and<text:s/>the<text:s/>sojourner<text:s/>among<text:s/>us,<text:s/>we<text:s/>need<text:s/>to<text:s/>listen<text:s/>to<text:s/>them,<text:s/>and<text:s/>learn<text:s/>from<text:s/>them,<text:s/>and<text:s/>let<text:s/>God<text:s/>speak<text:s/>through<text:s/>them<text:s/>to<text:s/>us.</text:span></text:p>
      <text:p text:style-name="P18"/>
      <text:p text:style-name="P19"><text:span text:style-name="T19_1"><text:s text:c="3"/>We<text:s/>celebrate<text:s/>Epiphany<text:s/>as<text:s/>the<text:s/>season<text:s/>of<text:s/>light.<text:s text:c="2"/>I<text:s/>hope<text:s/>that<text:s/>this<text:s/>time<text:s/>of<text:s/>year<text:s/>can<text:s/>be<text:s/>a<text:s/>time<text:s/>of<text:s/>enlightenment<text:s/>for<text:s/>each<text:s/>of<text:s/>us.<text:s text:c="2"/>This<text:s/>can<text:s/>be<text:s/>a<text:s/>time<text:s/>to<text:s/>read<text:s/>that<text:s/>book<text:s/>that<text:s/>has<text:s/>been<text:s/>on<text:s/>your<text:s/>shelf<text:s/>for<text:s/>too<text:s/>long.<text:s text:c="2"/>It<text:s/>can<text:s/>be<text:s/>a<text:s/>time<text:s/>to<text:s/>go<text:s/>to<text:s/>that<text:s/>special<text:s/>concert<text:s/>or<text:s/>play<text:s/>and<text:s/>be<text:s/>enriched<text:s/>by<text:s/>the<text:s/>experience.<text:s text:c="2"/>It<text:s/>can<text:s/>be<text:s/>a<text:s/>time<text:s/>to<text:s/>invite<text:s/>someone<text:s/>into<text:s/>your<text:s/>home<text:s/>that<text:s/>you<text:s/>don't<text:s/>know<text:s/>well,<text:s/>so<text:s/>you<text:s/>can<text:s/>entertain<text:s/>the<text:s/>stranger,<text:s/>and<text:s/>grow<text:s/>in<text:s/>a<text:s/>new<text:s/>relationship.</text:span></text:p>
      <text:p text:style-name="P20"/>
      <text:p text:style-name="P21"><text:span text:style-name="T21_1"><text:s text:c="3"/>And<text:s/>this<text:s/>is<text:s/>a<text:s/>time<text:s/>for<text:s/>us<text:s/>to<text:s/>grow<text:s/>in<text:s/>our<text:s/>relationship<text:s/>to<text:s/>Christ.<text:s/>Researchers<text:s/>into<text:s/>faith<text:s/>in<text:s/>America<text:s/>today<text:s/>are<text:s/>finding<text:s/>that<text:s/>many<text:s/>people<text:s/>are<text:s/>trying<text:s/>to<text:s/>make<text:s/>God<text:s/>into<text:s/>a<text:s/>manageable<text:s/>friend<text:s/>who<text:s/>is<text:s/>at<text:s/>their<text:s/>disposal<text:s/>any<text:s/>time<text:s/>of<text:s/>the<text:s/>day.<text:s text:c="2"/>No<text:s/>wonder<text:s/>that<text:s/>many<text:s/>people<text:s/>experience<text:s/>a<text:s/>crisis<text:s/>of<text:s/>faith<text:s/>when<text:s/>life<text:s/>does<text:s/>not<text:s/>go<text:s/>their<text:s/>way.<text:s text:c="2"/>We<text:s/>need<text:s/>to<text:s/>let<text:s/>God<text:s/>break<text:s/>through<text:s/>the<text:s/>heavens<text:s/>and<text:s/>speak<text:s/>to<text:s/>us<text:s/>in<text:s/>this<text:s/>season...it<text:s/>is<text:s/>a<text:s/>good<text:s/>time<text:s/>to<text:s/>recommit<text:s/>ourselves<text:s/>to<text:s/>a<text:s/>Bible<text:s/>Study<text:s/>or<text:s/>discussion.<text:s text:c="2"/>Perhaps<text:s/>our<text:s/>new<text:s/>year's<text:s/>resolution<text:s/>can<text:s/>be<text:s/>to<text:s/>know<text:s/>God<text:s/>as<text:s/>the<text:s/>stranger,<text:s/>the<text:s/>silent<text:s/>one,<text:s/>as<text:s/>well<text:s/>as<text:s/>our<text:s/>friend<text:s/>and<text:s/>companion.<text:s text:c="3"/>The<text:s/>Gospel<text:s/>of<text:s/>Mark,<text:s/>the<text:s/>source<text:s/>of<text:s/>our<text:s/>gospel<text:s/>lessons<text:s/>this<text:s/>coming<text:s/>year,<text:s/>will<text:s/>show<text:s/>us<text:s/>God<text:s/>with<text:s/>a<text:s/>human<text:s/>face,<text:s/>will<text:s/>show<text:s/>us<text:s/>Jesus<text:s/>who<text:s/>comes<text:s/>with<text:s/>power.<text:s text:c="2"/>The<text:s/>early<text:s/>church<text:s/>lived<text:s/>knowing<text:s/>that<text:s/>at<text:s/>the<text:s/>end<text:s/>of<text:s/>our<text:s/>ropes,<text:s/>when<text:s/>the<text:s/>chips<text:s/>are<text:s/>down,<text:s/>anyone<text:s/>less<text:s/>than<text:s/>God's<text:s/>only<text:s/>Son,<text:s/>the<text:s/>Beloved,<text:s/>cannot<text:s/>help.</text:span></text:p>
      <text:p text:style-name="P22"/>
      <text:p text:style-name="P23"><text:span text:style-name="T23_1"><text:s text:c="3"/>May<text:s/>each<text:s/>of<text:s/>you<text:s/>come<text:s/>to<text:s/>know<text:s/>this<text:s/>Savior<text:s/>better<text:s/>in<text:s/>the<text:s/>coming<text:s/>year,<text:s/>the<text:s/>one<text:s/>whom<text:s/>God<text:s/>broke<text:s/>through<text:s/>the<text:s/>clouds<text:s/>to<text:s/>tell<text:s/>us:<text:s/>"This<text:s/>is<text:s/>my<text:s/>son."<text:s text:c="2"/>May<text:s/>you<text:s/>come<text:s/>to<text:s/>know<text:s/>Christ,<text:s/>in<text:s/>all<text:s/>his<text:s/>power,<text:s/>in<text:s/>all<text:s/>his<text:s/>mystery<text:s/>and<text:s/>love.</text:span></text:p>
      <text:p text:style-name="P24"/>
      <text:p text:style-name="P25"><text:span text:style-name="T25_1">+And<text:s/>the<text:s/>peace<text:s/>of<text:s/>God<text:s/>which<text:s/>passes<text:s/>all<text:s/>understanding.....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Courier" svg:font-family="Courier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 fo:language="en" fo:country="US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2.54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1.1.0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